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05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2.614cm"/>
    </style:style>
    <style:style style:name="co4" style:family="table-column">
      <style:table-column-properties fo:break-before="auto" style:column-width="6.899cm"/>
    </style:style>
    <style:style style:name="co5" style:family="table-column">
      <style:table-column-properties fo:break-before="auto" style:column-width="1.743cm"/>
    </style:style>
    <style:style style:name="co6" style:family="table-column">
      <style:table-column-properties fo:break-before="auto" style:column-width="2.641cm"/>
    </style:style>
    <style:style style:name="co7" style:family="table-column">
      <style:table-column-properties fo:break-before="auto" style:column-width="16.267cm"/>
    </style:style>
    <style:style style:name="co8" style:family="table-column">
      <style:table-column-properties fo:break-before="auto" style:column-width="1.04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PUE_mainbo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D:\Elektronika\PUE_mainboard\PUE_mainboard.kicad_sch</text:p>
          </table:table-cell>
          <table:table-cell table:number-columns-repeated="4"/>
          <table:table-cell office:value-type="string" calcext:value-type="string">
            <text:p>czy zgodne z iloscią?</text:p>
          </table:table-cell>
          <table:table-cell/>
        </table:table-row>
        <table:table-row table:style-name="ro1">
          <table:table-cell office:value-type="string" calcext:value-type="string">
            <text:p>Date:</text:p>
          </table:table-cell>
          <table:table-cell table:style-name="ce1" office:value-type="string" calcext:value-type="string">
            <text:p>14.04.2023 17:34: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7.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D:\KiCAD_7\7.0\bin\scripting\plugins/bom_csv_grouped_by_value.p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table:number-columns-repeated="3"/>
          <table:table-cell office:value-type="string" calcext:value-type="string">
            <text:p>DNP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Battery_Cell</text:p>
          </table:table-cell>
          <table:table-cell office:value-type="string" calcext:value-type="string">
            <text:p>https://www.tme.eu/pl/details/ch28-2032/baterie-pojemniki-i-uchwyty/comf/ch28-2032lf/</text:p>
          </table:table-cell>
          <table:table-cell office:value-type="string" calcext:value-type="string">
            <text:p>https://www.mouser.pl/ProductDetail/Renata/SMTU2032-C?qs=UxeAxwACbqkmlMDdDbz%2FoA%3D%3D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1, C2, C5, C8, C10, C11, C13, C14, C15, C16, C17, C18, C20, C25, C26, C27, C28, C29, C30, C31</text:p>
          </table:table-cell>
          <table:table-cell office:value-type="string" calcext:value-type="string">
            <text:p>100n</text:p>
          </table:table-cell>
          <table:table-cell table:style-name="ce3" office:value-type="string" calcext:value-type="string">
            <text:p>https://www.tme.eu/pl/details/0603yc104kat2a/kondensatory-mlcc-smd/kyocera-avx/</text:p>
          </table:table-cell>
          <table:table-cell office:value-type="string" calcext:value-type="string">
            <text:p>https://www.mouser.pl/ProductDetail/YAGEO/CC0603JRX7R8BB104?qs=5q%252BqlK8CmJTEpQNLR3WZPw%3D%3D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3, C4, C6, C7</text:p>
          </table:table-cell>
          <table:table-cell office:value-type="string" calcext:value-type="string">
            <text:p>27n</text:p>
          </table:table-cell>
          <table:table-cell table:style-name="ce3" office:value-type="string" calcext:value-type="string">
            <text:p>https://www.tme.eu/pl/details/c0603c273k5rac/kondensatory-mlcc-smd/kemet/c0603c273k5ractu/</text:p>
          </table:table-cell>
          <table:table-cell office:value-type="string" calcext:value-type="string">
            <text:p>https://www.mouser.pl/ProductDetail/KEMET/C0805C273J3GACTU?qs=oww1zRtU%252Bv2SG5P1%2FHn6gQ%3D%3D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10u</text:p>
          </table:table-cell>
          <table:table-cell table:style-name="ce3" office:value-type="string" calcext:value-type="string">
            <text:p>https://www.tme.eu/pl/details/grm188z71a106ka73d/kondensatory-mlcc-smd/murata/</text:p>
          </table:table-cell>
          <table:table-cell office:value-type="string" calcext:value-type="string">
            <text:p>https://www.mouser.pl/ProductDetail/Samsung-Electro-Mechanics/CL21B106KOQNNNE?qs=349EhDEZ59r8qgLddyW2Yw%3D%3D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1000u/25V</text:p>
          </table:table-cell>
          <table:table-cell table:style-name="ce3" office:value-type="string" calcext:value-type="string">
            <text:p>https://www.tme.eu/pl/details/ucd1e102mnq1ms/kondensatory-elektrolityczne-smd/nichicon/</text:p>
          </table:table-cell>
          <table:table-cell office:value-type="string" calcext:value-type="string">
            <text:p>https://www.mouser.pl/ProductDetail/Panasonic/EEU-FR1E102E?qs=zR1FDKe%2FpuBUNZowDH12Tw%3D%3D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ie montować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1, C22</text:p>
          </table:table-cell>
          <table:table-cell office:value-type="string" calcext:value-type="string">
            <text:p>18p</text:p>
          </table:table-cell>
          <table:table-cell office:value-type="string" calcext:value-type="string">
            <text:p>https://www.tme.eu/pl/details/vj0402a180jxjcw1bc/kondensatory-mlcc-smd/vishay/</text:p>
          </table:table-cell>
          <table:table-cell office:value-type="string" calcext:value-type="string">
            <text:p>https://www.mouser.pl/ProductDetail/KYOCERA-AVX/02013A180GAT2A?qs=xoLhGqqHLYBbnRIqdpEZPg%3D%3D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3, C24</text:p>
          </table:table-cell>
          <table:table-cell office:value-type="string" calcext:value-type="string">
            <text:p>12,5p</text:p>
          </table:table-cell>
          <table:table-cell office:value-type="string" calcext:value-type="string">
            <text:p>https://www.tme.eu/pl/details/04025a120jat2a/kondensatory-mlcc-smd/kyocera-avx/</text:p>
          </table:table-cell>
          <table:table-cell office:value-type="string" calcext:value-type="string">
            <text:p>https://www.mouser.pl/ProductDetail/Murata-Electronics/GCM1885C2A120GA16D?qs=QzBtWTOodeVSlFS21Kh%2F4w%3D%3D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https://www.tme.eu/pl/details/c0603c105k3rac/kondensatory-mlcc-smd/kemet/c0603c105k3ractu/</text:p>
          </table:table-cell>
          <table:table-cell office:value-type="string" calcext:value-type="string">
            <text:p>https://www.mouser.pl/ProductDetail/KYOCERA-AVX/0603YC105KAT2A?qs=sGAEpiMZZMvsSlwiRhF8qhgvwFjLuzRfxQntj2056Pk%3D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1, D4, D5, D6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https://www.tme.eu/pl/details/fyl-5013gd1c/diody-led-tht-okragle/foryard/</text:p>
          </table:table-cell>
          <table:table-cell office:value-type="string" calcext:value-type="string">
            <text:p>https://www.mouser.pl/ProductDetail/Cree-LED/C566D-GFE-CY0Z0792?qs=7D1LtPJG0i2HFf%2FmrtSWoA%3D%3D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_Bridge_+-AA</text:p>
          </table:table-cell>
          <table:table-cell office:value-type="string" calcext:value-type="string">
            <text:p>mam w gratach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_Schottky_Dual_CommonCathode_AAK</text:p>
          </table:table-cell>
          <table:table-cell office:value-type="string" calcext:value-type="string">
            <text:p>https://www.tme.eu/pl/details/bat54c.215/diody-schottky-smd/nexperia/bat54c-215/</text:p>
          </table:table-cell>
          <table:table-cell office:value-type="string" calcext:value-type="string">
            <text:p>https://www.mouser.pl/ProductDetail/onsemi/BAT54CLT1G?qs=vLkC5FC1VN%252BEteCXar4p7g%3D%3D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use 20A</text:p>
          </table:table-cell>
          <table:table-cell office:value-type="string" calcext:value-type="string">
            <text:p>https://www.tme.eu/pl/details/8040.0001/gniazda-bezpiecznikowe-pcb/schurter/</text:p>
          </table:table-cell>
          <table:table-cell office:value-type="string" calcext:value-type="string">
            <text:p>https://www.mouser.pl/ProductDetail/Bussmann-Eaton/BK2-S-4201-1-R?qs=DRkmTr78QASEegk7bdGxSw%3D%3D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T500mA</text:p>
          </table:table-cell>
          <table:table-cell office:value-type="string" calcext:value-type="string">
            <text:p>mam w gratach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T100mA</text:p>
          </table:table-cell>
          <table:table-cell office:value-type="string" calcext:value-type="string">
            <text:p>mam w gratach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B1</text:p>
          </table:table-cell>
          <table:table-cell office:value-type="string" calcext:value-type="string">
            <text:p>FerriteBead</text:p>
          </table:table-cell>
          <table:table-cell office:value-type="string" calcext:value-type="string">
            <text:p>https://www.tme.eu/pl/details/z0603c330apmst/ferryty-koraliki/kemet/</text:p>
          </table:table-cell>
          <table:table-cell office:value-type="string" calcext:value-type="string">
            <text:p>https://www.mouser.pl/ProductDetail/Wurth-Elektronik/7426926222?qs=amGC7iS6iy9ALkZWEWd9eQ%3D%3D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, J2</text:p>
          </table:table-cell>
          <table:table-cell office:value-type="string" calcext:value-type="string">
            <text:p>Conn_01x03_Male</text:p>
          </table:table-cell>
          <table:table-cell office:value-type="string" calcext:value-type="string">
            <text:p>mam w gratach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USB_B</text:p>
          </table:table-cell>
          <table:table-cell office:value-type="string" calcext:value-type="string">
            <text:p>https://www.tme.eu/pl/details/tueb4f2d0b/zlacza-usb-i-ieee1394/amphenol-communications-solutions/</text:p>
          </table:table-cell>
          <table:table-cell office:value-type="string" calcext:value-type="string">
            <text:p>https://www.mouser.pl/ProductDetail/Amphenol-FCI/61729-0010BLF?qs=Lu3apKW7jUhgLQlMxtWsEQ%3D%3D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mam w gratach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Conn_ARM_JTAG_SWD_10</text:p>
          </table:table-cell>
          <table:table-cell office:value-type="string" calcext:value-type="string">
            <text:p>https://www.tme.eu/pl/details/20021221-00010c4lf/listwy-i-gniazda-kolkowe/amphenol-communications-solutions/</text:p>
          </table:table-cell>
          <table:table-cell office:value-type="string" calcext:value-type="string">
            <text:p>https://www.mouser.pl/ProductDetail/Harwin/M50-3600542R?qs=DVxm2sPGGrrPu%2FxuhpV3yw%3D%3D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Conn_01x05_Pin</text:p>
          </table:table-cell>
          <table:table-cell office:value-type="string" calcext:value-type="string">
            <text:p>mam w gratach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SD_Card</text:p>
          </table:table-cell>
          <table:table-cell office:value-type="string" calcext:value-type="string">
            <text:p>https://www.tme.eu/pl/details/gsd090012seu/zlacza-do-kart/amphenol-communications-solutions/</text:p>
          </table:table-cell>
          <table:table-cell office:value-type="string" calcext:value-type="string">
            <text:p>https://www.mouser.pl/ProductDetail/Amphenol-Commercial-Products/GSD090012SEU?qs=tRxQeHRxj%252BXvWoySYux1gA%3D%3D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Conn_01x04_Pin</text:p>
          </table:table-cell>
          <table:table-cell office:value-type="string" calcext:value-type="string">
            <text:p>mam w gratach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Conn_01x07_Pin</text:p>
          </table:table-cell>
          <table:table-cell office:value-type="string" calcext:value-type="string">
            <text:p>mam w gratach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_PMOS_GSD</text:p>
          </table:table-cell>
          <table:table-cell office:value-type="string" calcext:value-type="string">
            <text:p>https://www.tme.eu/pl/details/dmp2045u-7/tranzystory-z-kanalem-p-smd/diodes-incorporated/</text:p>
          </table:table-cell>
          <table:table-cell office:value-type="string" calcext:value-type="string">
            <text:p>https://www.mouser.pl/ProductDetail/Diodes-Incorporated/DMP2045U-7?qs=rrS6PyfT74erdUwo5CgHTg%3D%3D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1, R12, R13, R16, R22, R24, R25, R2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https://www.tme.eu/pl/details/wf06p-10k-5%25/rezystory-smd/walsin/wf06p103jtl/</text:p>
          </table:table-cell>
          <table:table-cell office:value-type="string" calcext:value-type="string">
            <text:p>https://www.mouser.pl/ProductDetail/YAGEO/RC0603FR-0710KL?qs=grNVn54RoB%252B3GtjbJj3wJQ%3D%3D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, R3</text:p>
          </table:table-cell>
          <table:table-cell office:value-type="string" calcext:value-type="string">
            <text:p>25R</text:p>
          </table:table-cell>
          <table:table-cell office:value-type="string" calcext:value-type="string">
            <text:p>https://www.tme.eu/pl/details/ar0603-22r-0.1%25/rezystory-smd/viking/ar03btcx0220/</text:p>
          </table:table-cell>
          <table:table-cell office:value-type="string" calcext:value-type="string">
            <text:p>https://www.mouser.pl/ProductDetail/Vishay-Dale/TNPW080524R9BEEA?qs=7mXrnZESPL%2FkAvHc%252BWVVUw%3D%3D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4, R5, R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https://www.tme.eu/pl/details/wf06p-1k-5%25/rezystory-smd/walsin/wf06p102jtl/</text:p>
          </table:table-cell>
          <table:table-cell office:value-type="string" calcext:value-type="string">
            <text:p>https://www.mouser.pl/ProductDetail/YAGEO/AC0603FR-071KL?qs=UoPT7wUmgYJx4gI0q%252BcIRQ%3D%3D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50R</text:p>
          </table:table-cell>
          <table:table-cell office:value-type="string" calcext:value-type="string">
            <text:p>https://www.tme.eu/pl/details/ar0603-50r-0.1%25/rezystory-smd/viking/ar03btcx0500/</text:p>
          </table:table-cell>
          <table:table-cell office:value-type="string" calcext:value-type="string">
            <text:p>https://www.mouser.pl/ProductDetail/KOA-Speer/RS73F2BTTD51R0B?qs=YwPsRIUVAOcobtBZ20vHbw%3D%3D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450R, 0,25W</text:p>
          </table:table-cell>
          <table:table-cell office:value-type="string" calcext:value-type="string">
            <text:p>https://www.tme.eu/pl/details/era3aeb4530v/rezystory-smd/panasonic/</text:p>
          </table:table-cell>
          <table:table-cell office:value-type="string" calcext:value-type="string">
            <text:p>https://www.mouser.pl/ProductDetail/Vishay-Dale/RS02B450R0FB12?qs=pklOJxMndox899a6snotSQ%3D%3D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https://www.tme.eu/pl/details/wf06p-470r-5%25/rezystory-smd/walsin/wf06p471jtl/</text:p>
          </table:table-cell>
          <table:table-cell office:value-type="string" calcext:value-type="string">
            <text:p>https://www.mouser.pl/ProductDetail/YAGEO/RC0603FR-07470RL?qs=sGAEpiMZZMtlubZbdhIBIItYu4jZFrq8UR4ecweFqus%3D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0, R11, R14, R15</text:p>
          </table:table-cell>
          <table:table-cell office:value-type="string" calcext:value-type="string">
            <text:p>24R</text:p>
          </table:table-cell>
          <table:table-cell office:value-type="string" calcext:value-type="string">
            <text:p>https://www.tme.eu/pl/details/smd0603-24r-1%25/rezystory-smd/royal-ohm/0603saf240jt5e/</text:p>
          </table:table-cell>
          <table:table-cell office:value-type="string" calcext:value-type="string">
            <text:p>https://www.mouser.pl/ProductDetail/YAGEO/RC0603FR-0724RL?qs=m6lXFsvg5e04PEGoj4%2FQEQ%3D%3D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17, R18, R19, R20, R21, R30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https://www.tme.eu/pl/details/crgcq0603j100r/rezystory-smd/te-connectivity/1-2176340-3/</text:p>
          </table:table-cell>
          <table:table-cell office:value-type="string" calcext:value-type="string">
            <text:p>https://www.mouser.pl/ProductDetail/YAGEO/RC0603FR-07100RL?qs=NEN%2FsE%2FLsvPIwIWKCOS4%2FA%3D%3D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390R</text:p>
          </table:table-cell>
          <table:table-cell office:value-type="string" calcext:value-type="string">
            <text:p>https://www.tme.eu/pl/details/wf06p-390r-5%25/rezystory-smd/walsin/wf06p391jtl/</text:p>
          </table:table-cell>
          <table:table-cell office:value-type="string" calcext:value-type="string">
            <text:p>https://www.mouser.pl/ProductDetail/YAGEO/RC0603FR-07390RL?qs=sGAEpiMZZMukHu%252BjC5l7YddujjuSPF0r%2FuAr8u%252BGPZA%3D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6, R27, R28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https://www.tme.eu/pl/details/wf06p-33r-5%25/rezystory-smd/walsin/wf06p330jtl/</text:p>
          </table:table-cell>
          <table:table-cell office:value-type="string" calcext:value-type="string">
            <text:p>https://www.mouser.pl/ProductDetail/603-RC0603FR-1033R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1, SW2, SW3, SW5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https://www.tme.eu/pl/details/b3f-3122/mikroprzelaczniki-tact/omron-ocb/</text:p>
          </table:table-cell>
          <table:table-cell office:value-type="string" calcext:value-type="string">
            <text:p>https://www.mouser.pl/ProductDetail/TE-Connectivity-PB/1-1825027-7?qs=f77SmbfBTEqvrOH32rsDWQ%3D%3D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SW_DPST</text:p>
          </table:table-cell>
          <table:table-cell office:value-type="string" calcext:value-type="string">
            <text:p>mam w gratach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AK12-02</text:p>
          </table:table-cell>
          <table:table-cell office:value-type="string" calcext:value-type="string">
            <text:p>alledrogo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V19E</text:p>
          </table:table-cell>
          <table:table-cell office:value-type="string" calcext:value-type="string">
            <text:p>alledrogo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EZ 4,0/D 230/7,5V</text:p>
          </table:table-cell>
          <table:table-cell office:value-type="string" calcext:value-type="string">
            <text:p>https://www.tme.eu/pl/details/tszz6_7.5v/transformatory-do-pcb/indel/tszz7-027m/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CS5490</text:p>
          </table:table-cell>
          <table:table-cell office:value-type="string" calcext:value-type="string">
            <text:p>https://www.tme.eu/pl/details/cs5490-isz/uklady-scalone-pozostale/cirrus-logic/</text:p>
          </table:table-cell>
          <table:table-cell office:value-type="string" calcext:value-type="string">
            <text:p>https://www.mouser.pl/ProductDetail/Cirrus-Logic/CS5490-ISZR?qs=jx0ze0HFsp40EUANRwQNqg%3D%3D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LMS8117A</text:p>
          </table:table-cell>
          <table:table-cell office:value-type="string" calcext:value-type="string">
            <text:p>https://www.tme.eu/pl/details/lm1086it-3.3_nopb/stabilizatory-napiecia-nieregulowane-ldo/texas-instruments/</text:p>
          </table:table-cell>
          <table:table-cell office:value-type="string" calcext:value-type="string">
            <text:p>https://www.mouser.pl/ProductDetail/Texas-Instruments/LM1086IT-3.3-NOPB?qs=X1J7HmVL2ZES7qSylhrDFg%3D%3D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ADUM3160</text:p>
          </table:table-cell>
          <table:table-cell office:value-type="string" calcext:value-type="string">
            <text:p>https://www.tme.eu/pl/details/adum3160brwz-rl/uklady-scalone-interfejsy-pozostale/analog-devices/</text:p>
          </table:table-cell>
          <table:table-cell office:value-type="string" calcext:value-type="string">
            <text:p>https://www.mouser.pl/ProductDetail/Analog-Devices/ADUM3160BRWZ-RL?qs=WIvQP4zGaniZo3xx1fxm1A%3D%3D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STM32F103C8Tx</text:p>
          </table:table-cell>
          <table:table-cell office:value-type="string" calcext:value-type="string">
            <text:p>https://www.tme.eu/pl/details/stm32f103c8t6/mikrokontrolery-st/stmicroelectronics/</text:p>
          </table:table-cell>
          <table:table-cell office:value-type="string" calcext:value-type="string">
            <text:p>https://www.mouser.pl/ProductDetail/STMicroelectronics/STM32F103C8T6?qs=bhCVus9SdFtq6kqxsU5%2FDA%3D%3D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rystal_4,096MHz</text:p>
          </table:table-cell>
          <table:table-cell office:value-type="string" calcext:value-type="string">
            <text:p>https://www.tme.eu/pl/details/4.096m-smdhc49s/rezonatory-kwarcowe-smd/yic/</text:p>
          </table:table-cell>
          <table:table-cell office:value-type="string" calcext:value-type="string">
            <text:p>https://www.mouser.pl/ProductDetail/ABRACON/ABLS-4.096MHZ-L4Q-T?qs=uDmhV2jwPRc2aCKqIgbi5A%3D%3D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Crystal_16M</text:p>
          </table:table-cell>
          <table:table-cell office:value-type="string" calcext:value-type="string">
            <text:p>https://www.tme.eu/pl/details/49s-16.000meej-t/rezonatory-kwarcowe-smd/qst/qt49s-16-000meej-t/</text:p>
          </table:table-cell>
          <table:table-cell office:value-type="string" calcext:value-type="string">
            <text:p>https://www.mouser.pl/ProductDetail/ECS/ECS-160-18-5PX-GM-TR?qs=amGC7iS6iy9jy4CztfLIlw%3D%3D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3</text:p>
          </table:table-cell>
          <table:table-cell office:value-type="string" calcext:value-type="string">
            <text:p>Crystal_32kHz</text:p>
          </table:table-cell>
          <table:table-cell office:value-type="string" calcext:value-type="string">
            <text:p>https://www.tme.eu/pl/details/32.768khz-mc306/rezonatory-kwarcowe-smd/epson/mc306-32-768000khz-12-5pf/</text:p>
          </table:table-cell>
          <table:table-cell office:value-type="string" calcext:value-type="string">
            <text:p>https://www.mouser.pl/ProductDetail/ABRACON/ABS25-32.768KHZ-T?qs=2xLVn2jvFusfExB%252ByZEnpA%3D%3D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ezpiecznik</text:p>
          </table:table-cell>
          <table:table-cell office:value-type="string" calcext:value-type="string">
            <text:p>https://www.tme.eu/pl/details/ada20a250v/bezpieczniki-6-3x32mm-zwloczne/conquer-electronic-co-ltd/ada-20a-250v/</text:p>
          </table:table-cell>
          <table:table-cell office:value-type="string" calcext:value-type="string">
            <text:p>https://www.mouser.pl/ProductDetail/Bel-Fuse/3AB-20-R?qs=MvPYbBWWJysdLtZ4sLp34Q%3D%3D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zeczy Bartka</text:p>
          </table:table-cell>
          <table:table-cell office:value-type="string" calcext:value-type="string">
            <text:p>IDC14</text:p>
          </table:table-cell>
          <table:table-cell office:value-type="string" calcext:value-type="string">
            <text:p>https://www.tme.eu/pl/details/ds1017-01-14na8/zlacza-idc/connfly/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istwa goldpin</text:p>
          </table:table-cell>
          <table:table-cell office:value-type="string" calcext:value-type="string">
            <text:p>https://www.tme.eu/pl/details/ph1-40-ua/listwy-i-gniazda-kolkowe/adam-tech/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zeczy Mariana</text:p>
          </table:table-cell>
          <table:table-cell office:value-type="string" calcext:value-type="string">
            <text:p>akumulator</text:p>
          </table:table-cell>
          <table:table-cell office:value-type="string" calcext:value-type="string">
            <text:p>https://www.tme.eu/pl/details/slb03070lr351bs/akumulatory/nichicon/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BQ25504</text:p>
          </table:table-cell>
          <table:table-cell/>
          <table:table-cell office:value-type="string" calcext:value-type="string">
            <text:p>https://www.mouser.pl/ProductDetail/?qs=LDM2r2BBpna1ocxRvQkZ2w%3D%3D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EH2000BYJ</text:p>
          </table:table-cell>
          <table:table-cell/>
          <table:table-cell office:value-type="string" calcext:value-type="string">
            <text:p>https://www.mouser.pl/ProductDetail/Nexperia/NEH2000BYJ?qs=Jm2GQyTW%2FbhDO%2FTC72XN%2Fw%3D%3D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Z84C0010AEG</text:p>
          </table:table-cell>
          <table:table-cell/>
          <table:table-cell office:value-type="string" calcext:value-type="string">
            <text:p>https://www.mouser.pl/ProductDetail/ZiLOG/Z84C0010AEG?qs=87AjWkFq0r4vnAaeK2Di%2FA%3D%3D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nne moje graty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4,7uF/400V</text:p>
          </table:table-cell>
          <table:table-cell/>
          <table:table-cell office:value-type="string" calcext:value-type="string">
            <text:p>https://www.mouser.pl/ProductDetail/Nichicon/UVR2G4R7MPD1TD?qs=sGAEpiMZZMvwFf0viD3Y3c%252Btgx2ncHQiEDKfmlcQ0J8%3D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R44</text:p>
          </table:table-cell>
          <table:table-cell/>
          <table:table-cell office:value-type="string" calcext:value-type="string">
            <text:p>https://www.mouser.pl/ProductDetail/Murata-Electronics/LR44?qs=l7cgNqFNU1geV71Ob3VhoA%3D%3D</text:p>
          </table:table-cell>
          <table:table-cell office:value-type="string" calcext:value-type="string">
            <text:p>x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04T18:58:38.351000000</dc:date>
    <meta:editing-duration>PT5H48M45S</meta:editing-duration>
    <meta:editing-cycles>17</meta:editing-cycles>
    <meta:generator>LibreOffice/7.3.7.2$Windows_X86_64 LibreOffice_project/e114eadc50a9ff8d8c8a0567d6da8f454beeb84f</meta:generator>
    <meta:document-statistic meta:table-count="1" meta:cell-count="354" meta:object-count="0"/>
  </office:meta>
</office:document-meta>
</file>